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Petrona" svg:font-family="Petron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7.408cm"/>
    </style:style>
    <style:style style:name="Table3.B" style:family="table-column">
      <style:table-column-properties style:column-width="3.201cm"/>
    </style:style>
    <style:style style:name="Table3.A1" style:family="table-cell">
      <style:table-cell-properties style:vertical-align="middle" fo:padding="0.097cm" fo:border-left="none" fo:border-right="none" fo:border-top="none" fo:border-bottom="0.05pt solid #000000"/>
    </style:style>
    <style:style style:name="Table3.A2" style:family="table-cell">
      <style:table-cell-properties style:vertical-align="middle" fo:padding="0.097cm" fo:border="none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7.408cm"/>
    </style:style>
    <style:style style:name="Table1.B" style:family="table-column">
      <style:table-column-properties style:column-width="3.201cm"/>
    </style:style>
    <style:style style:name="Table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1.A2" style:family="table-cell">
      <style:table-cell-properties style:vertical-align="middle" fo:padding="0.097cm" fo:border="none"/>
    </style:style>
    <style:style style:name="P1" style:family="paragraph" style:parent-style-name="Footer">
      <style:paragraph-properties fo:text-align="end" style:justify-single-word="false"/>
      <style:text-properties style:font-name="Ubuntu" fo:font-size="10pt" fo:font-weight="normal" fo:background-color="transparent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Petrona" fo:font-size="15pt" style:font-size-asian="15pt" style:font-size-complex="15pt"/>
    </style:style>
    <style:style style:name="P3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font-name="Petrona" fo:font-size="15pt" officeooo:rsid="002016ae" officeooo:paragraph-rsid="002016ae" style:font-size-asian="15pt" style:font-size-complex="15pt"/>
    </style:style>
    <style:style style:name="P4" style:family="paragraph" style:parent-style-name="Standard">
      <style:paragraph-properties fo:margin-top="0.499cm" fo:margin-bottom="0cm" loext:contextual-spacing="false" style:writing-mode="page"/>
      <style:text-properties style:font-name="Petrona" officeooo:rsid="0020b3a3" officeooo:paragraph-rsid="0020b3a3"/>
    </style:style>
    <style:style style:name="P5" style:family="paragraph" style:parent-style-name="Standard">
      <style:paragraph-properties fo:margin-top="0.499cm" fo:margin-bottom="0cm" loext:contextual-spacing="false" style:writing-mode="page"/>
      <style:text-properties style:font-name="Petrona" officeooo:rsid="00239c06" officeooo:paragraph-rsid="00239c06"/>
    </style:style>
    <style:style style:name="P6" style:family="paragraph" style:parent-style-name="Standard">
      <style:paragraph-properties fo:margin-top="0.499cm" fo:margin-bottom="0cm" loext:contextual-spacing="false" style:writing-mode="page"/>
      <style:text-properties style:font-name="Petrona" officeooo:rsid="002e3ad2" officeooo:paragraph-rsid="002e3ad2"/>
    </style:style>
    <style:style style:name="P7" style:family="paragraph" style:parent-style-name="Table_20_Contents">
      <style:paragraph-properties fo:text-align="center" style:justify-single-word="false"/>
      <style:text-properties officeooo:rsid="00270e12" officeooo:paragraph-rsid="00270e12"/>
    </style:style>
    <style:style style:name="P8" style:family="paragraph" style:parent-style-name="Table_20_Contents">
      <style:paragraph-properties fo:text-align="center" style:justify-single-word="false"/>
      <style:text-properties officeooo:rsid="00270e12" officeooo:paragraph-rsid="002b573a"/>
    </style:style>
    <style:style style:name="P9" style:family="paragraph" style:parent-style-name="Table_20_Contents">
      <style:paragraph-properties fo:text-align="center" style:justify-single-word="false"/>
      <style:text-properties officeooo:paragraph-rsid="000d551f"/>
    </style:style>
    <style:style style:name="P10" style:family="paragraph" style:parent-style-name="Table_20_Contents">
      <style:paragraph-properties fo:text-align="center" style:justify-single-word="false"/>
      <style:text-properties officeooo:paragraph-rsid="002b573a"/>
    </style:style>
    <style:style style:name="P11" style:family="paragraph" style:parent-style-name="Table_20_Contents">
      <style:paragraph-properties fo:text-align="center" style:justify-single-word="false"/>
      <style:text-properties officeooo:rsid="0028d746" officeooo:paragraph-rsid="0028d746"/>
    </style:style>
    <style:style style:name="P12" style:family="paragraph" style:parent-style-name="Table_20_Contents">
      <style:paragraph-properties fo:text-align="start" style:justify-single-word="false"/>
      <style:text-properties officeooo:rsid="0002904d" officeooo:paragraph-rsid="000d551f"/>
    </style:style>
    <style:style style:name="P13" style:family="paragraph" style:parent-style-name="Table_20_Contents">
      <style:paragraph-properties fo:text-align="start" style:justify-single-word="false"/>
      <style:text-properties officeooo:rsid="0002904d" officeooo:paragraph-rsid="002b573a"/>
    </style:style>
    <style:style style:name="P14" style:family="paragraph" style:parent-style-name="Table_20_Contents">
      <style:paragraph-properties fo:text-align="center" style:justify-single-word="false"/>
      <style:text-properties officeooo:rsid="0028e7f1" officeooo:paragraph-rsid="0028e7f1"/>
    </style:style>
    <style:style style:name="P15" style:family="paragraph" style:parent-style-name="Table_20_Contents">
      <style:paragraph-properties fo:text-align="center" style:justify-single-word="false"/>
      <style:text-properties officeooo:rsid="0028e7f1" officeooo:paragraph-rsid="000f1305"/>
    </style:style>
    <style:style style:name="P16" style:family="paragraph" style:parent-style-name="Table_20_Contents">
      <style:paragraph-properties fo:text-align="center" style:justify-single-word="false"/>
      <style:text-properties officeooo:rsid="002b573a" officeooo:paragraph-rsid="002b573a"/>
    </style:style>
    <style:style style:name="P17" style:family="paragraph" style:parent-style-name="Table_20_Contents">
      <style:paragraph-properties fo:margin-top="0.3cm" fo:margin-bottom="0cm" loext:contextual-spacing="false" fo:text-align="center" style:justify-single-word="false" style:writing-mode="page"/>
      <style:text-properties style:font-name="Liberation Serif1" fo:font-size="10.5pt" fo:font-style="italic" officeooo:rsid="002956e5" officeooo:paragraph-rsid="002956e5" style:font-size-asian="10.5pt" style:font-style-asian="italic" style:font-size-complex="10.5pt" style:font-style-complex="italic"/>
    </style:style>
    <style:style style:name="P18" style:family="paragraph" style:parent-style-name="Table_20_Contents">
      <style:paragraph-properties fo:margin-top="0.3cm" fo:margin-bottom="0cm" loext:contextual-spacing="false" fo:text-align="center" style:justify-single-word="false" style:writing-mode="page"/>
      <style:text-properties style:font-name="Liberation Serif1" fo:font-size="10.5pt" fo:font-style="italic" officeooo:rsid="002956e5" officeooo:paragraph-rsid="002b573a" style:font-size-asian="10.5pt" style:font-style-asian="italic" style:font-size-complex="10.5pt" style:font-style-complex="italic"/>
    </style:style>
    <style:style style:name="P19" style:family="paragraph" style:parent-style-name="Standard">
      <style:paragraph-properties fo:margin-top="0.3cm" fo:margin-bottom="0cm" loext:contextual-spacing="false" style:writing-mode="page"/>
      <style:text-properties style:font-name="Petrona" officeooo:rsid="002e3ad2" officeooo:paragraph-rsid="002e3ad2"/>
    </style:style>
    <style:style style:name="P20" style:family="paragraph" style:parent-style-name="Caption">
      <style:paragraph-properties fo:text-align="center" style:justify-single-word="false"/>
    </style:style>
    <style:style style:name="P21" style:family="paragraph" style:parent-style-name="Standard" style:list-style-name="L1">
      <style:paragraph-properties fo:margin-top="0.101cm" fo:margin-bottom="0cm" loext:contextual-spacing="false" style:writing-mode="page"/>
      <style:text-properties style:font-name="Petrona" officeooo:rsid="0020b3a3" officeooo:paragraph-rsid="0020b3a3"/>
    </style:style>
    <style:style style:name="P22" style:family="paragraph" style:parent-style-name="Standard" style:list-style-name="L2">
      <style:paragraph-properties fo:margin-top="0.101cm" fo:margin-bottom="0cm" loext:contextual-spacing="false" style:writing-mode="page"/>
      <style:text-properties style:font-name="Petrona" officeooo:rsid="00239c06" officeooo:paragraph-rsid="00239c06"/>
    </style:style>
    <style:style style:name="P23" style:family="paragraph" style:parent-style-name="Standard" style:list-style-name="L1">
      <style:paragraph-properties fo:margin-top="0cm" fo:margin-bottom="0cm" loext:contextual-spacing="false" style:writing-mode="page"/>
      <style:text-properties style:font-name="Petrona" officeooo:rsid="0020b3a3" officeooo:paragraph-rsid="0020b3a3"/>
    </style:style>
    <style:style style:name="P24" style:family="paragraph" style:parent-style-name="Standard" style:list-style-name="L2">
      <style:paragraph-properties fo:margin-top="0cm" fo:margin-bottom="0cm" loext:contextual-spacing="false" style:writing-mode="page"/>
      <style:text-properties style:font-name="Petrona" officeooo:rsid="00239c06" officeooo:paragraph-rsid="00239c06"/>
    </style:style>
    <style:style style:name="P25" style:family="paragraph" style:parent-style-name="Standard">
      <style:paragraph-properties fo:margin-top="0.499cm" fo:margin-bottom="0.101cm" loext:contextual-spacing="false" style:writing-mode="page"/>
      <style:text-properties style:font-name="Petrona" officeooo:rsid="00258f18" officeooo:paragraph-rsid="00258f18"/>
    </style:style>
    <style:style style:name="P26" style:family="paragraph" style:parent-style-name="Standard">
      <style:paragraph-properties fo:margin-top="0.3cm" fo:margin-bottom="0cm" loext:contextual-spacing="false" style:writing-mode="page"/>
      <style:text-properties officeooo:paragraph-rsid="002b573a"/>
    </style:style>
    <style:style style:name="P27" style:family="paragraph" style:parent-style-name="Standard">
      <style:paragraph-properties fo:margin-top="0.3cm" fo:margin-bottom="0cm" loext:contextual-spacing="false" style:writing-mode="page"/>
      <style:text-properties style:font-name="Petrona" officeooo:rsid="004139e9" officeooo:paragraph-rsid="004139e9"/>
    </style:style>
    <style:style style:name="P28" style:family="paragraph" style:parent-style-name="Standard">
      <style:paragraph-properties fo:margin-top="0.3cm" fo:margin-bottom="0cm" loext:contextual-spacing="false" style:writing-mode="page"/>
      <style:text-properties style:font-name="Petrona" officeooo:rsid="00464592" officeooo:paragraph-rsid="00464592"/>
    </style:style>
    <style:style style:name="P29" style:family="paragraph" style:parent-style-name="Standard">
      <style:paragraph-properties fo:margin-top="0.3cm" fo:margin-bottom="0cm" loext:contextual-spacing="false" style:writing-mode="page"/>
      <style:text-properties style:font-name="Petrona" officeooo:rsid="00384340" officeooo:paragraph-rsid="00384340"/>
    </style:style>
    <style:style style:name="P30" style:family="paragraph">
      <style:paragraph-properties fo:text-align="end"/>
    </style:style>
    <style:style style:name="P31" style:family="paragraph">
      <loext:graphic-properties draw:fill="none" draw:fill-color="#ffffff"/>
      <style:paragraph-properties fo:text-align="end"/>
      <style:text-properties style:font-name="Ubuntu"/>
    </style:style>
    <style:style style:name="T1" style:family="text">
      <style:text-properties officeooo:rsid="002b573a"/>
    </style:style>
    <style:style style:name="T2" style:family="text">
      <style:text-properties officeooo:rsid="002c7055"/>
    </style:style>
    <style:style style:name="T3" style:family="text">
      <style:text-properties officeooo:rsid="00386295"/>
    </style:style>
    <style:style style:name="T4" style:family="text">
      <style:text-properties officeooo:rsid="0038facb"/>
    </style:style>
    <style:style style:name="T5" style:family="text">
      <style:text-properties officeooo:rsid="003e8346"/>
    </style:style>
    <style:style style:name="T6" style:family="text">
      <style:text-properties officeooo:rsid="004139e9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10.5pt" officeooo:rsid="0041facc" style:font-size-asian="10.5pt" style:font-size-complex="10.5pt"/>
    </style:style>
    <style:style style:name="T9" style:family="text">
      <style:text-properties officeooo:rsid="0041facc"/>
    </style:style>
    <style:style style:name="T10" style:family="text">
      <style:text-properties officeooo:rsid="0043d836"/>
    </style:style>
    <style:style style:name="T11" style:family="text">
      <style:text-properties officeooo:rsid="00472a73"/>
    </style:style>
    <style:style style:name="T12" style:family="text">
      <style:text-properties style:font-name="Ubuntu" fo:font-size="11pt" style:font-size-asian="10pt" style:font-size-complex="11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OLE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loext:rel-width-rel="paragraph" draw:ole-draw-aspect="1"/>
    </style:style>
    <style:style style:name="fr6" style:family="graphic" style:parent-style-name="OLE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padding="0cm" fo:border="none" style:shadow="none" draw:shadow-opacity="100%" loext:rel-width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894cm" style:run-through="foreground" style:wrap="run-through" style:number-wrapped-paragraphs="no-limit" style:vertical-pos="from-top" style:vertical-rel="page" style:horizontal-pos="righ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0" draw:name="Shape1" draw:style-name="gr1" draw:text-style-name="P31" svg:width="6.748cm" svg:height="0.895cm" svg:x="10.252cm" svg:y="2.281cm">
        <draw:text-box>
          <text:p text:style-name="P30"><text:span text:style-name="T12">Ezdin Aslancı - 150112022</text:span></text:p>
          <text:p text:style-name="P30"><text:span text:style-name="T12">Kutalmış Coşkun - 150113018</text:span></text:p>
        </draw:text-box>
      </draw:frame>
      <text:p text:style-name="P2">CSE494 – Natural Language Processing</text:p>
      <text:p text:style-name="P3">Project 1 Report</text:p>
      <text:p text:style-name="P4">We chose the following feature <text:span text:style-name="T3">sets</text:span>:</text:p>
      <text:list xml:id="list4274631438520962346" text:style-name="L1">
        <text:list-item>
          <text:p text:style-name="P21"><draw:frame draw:style-name="fr4" draw:name="Object1" text:anchor-type="as-char" svg:y="-0.377cm" svg:width="2.78cm" svg:height="0.533cm" draw:z-index="1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23"><draw:frame draw:style-name="fr4" draw:name="Object3" text:anchor-type="as-char" svg:y="-0.377cm" svg:width="4.083cm" svg:height="0.533cm" draw:z-index="7"><draw:object xlink:href="./Object 3" xlink:type="simple" xlink:show="embed" xlink:actuate="onLoad"/><draw:image xlink:href="./ObjectReplacements/Object 3" xlink:type="simple" xlink:show="embed" xlink:actuate="onLoad"/><svg:desc>formula</svg:desc></draw:frame></text:p>
        </text:list-item>
        <text:list-item>
          <text:p text:style-name="P23"><draw:frame draw:style-name="fr4" draw:name="Object2" text:anchor-type="as-char" svg:y="-0.377cm" svg:width="4.142cm" svg:height="0.533cm" draw:z-index="8"><draw:object xlink:href="./Object 2" xlink:type="simple" xlink:show="embed" xlink:actuate="onLoad"/><draw:image xlink:href="./ObjectReplacements/Object 2" xlink:type="simple" xlink:show="embed" xlink:actuate="onLoad"/><svg:desc>formula</svg:desc></draw:frame></text:p>
        </text:list-item>
        <text:list-item>
          <text:p text:style-name="P23"><draw:frame draw:style-name="fr4" draw:name="Object4" text:anchor-type="as-char" svg:y="-0.377cm" svg:width="5.445cm" svg:height="0.533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  </text:list-item>
        <text:list-item>
          <text:p text:style-name="P23"><draw:frame draw:style-name="fr4" draw:name="Object5" text:anchor-type="as-char" svg:y="-0.377cm" svg:width="6.807cm" svg:height="0.533cm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  </text:list-item>
      </text:list>
      <text:p text:style-name="P5">We tested these features with the following machine learning methods:</text:p>
      <text:list xml:id="list9057748757616377106" text:style-name="L2">
        <text:list-item>
          <text:p text:style-name="P22">Logistic Regression</text:p>
        </text:list-item>
        <text:list-item>
          <text:p text:style-name="P24">Decision Trees</text:p>
        </text:list-item>
      </text:list>
      <text:p text:style-name="P25">We conducted experiments with each combination of these two sets. We obtained the following results:</text:p>
      <table:table table:name="Table3" table:style-name="Table3">
        <table:table-column table:style-name="Table3.A"/>
        <table:table-column table:style-name="Table3.B" table:number-columns-repeated="3"/>
        <table:table-row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7">Precision</text:p>
          </table:table-cell>
          <table:table-cell table:style-name="Table3.A1" office:value-type="string">
            <text:p text:style-name="P7">Recall</text:p>
          </table:table-cell>
          <table:table-cell table:style-name="Table3.A1" office:value-type="string">
            <text:p text:style-name="P7">F1 Score</text:p>
          </table:table-cell>
        </table:table-row>
        <table:table-row>
          <table:table-cell table:style-name="Table3.A2" office:value-type="string">
            <text:p text:style-name="P12"><draw:frame draw:style-name="fr4" draw:name="Object6" text:anchor-type="as-char" svg:y="-0.377cm" svg:width="2.78cm" svg:height="0.533cm" draw:z-index="12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3.A2" office:value-type="string">
            <text:p text:style-name="P11">0.88</text:p>
          </table:table-cell>
          <table:table-cell table:style-name="Table3.A2" office:value-type="string">
            <text:p text:style-name="P14">0.89</text:p>
          </table:table-cell>
          <table:table-cell table:style-name="Table3.A2" office:value-type="string">
            <text:p text:style-name="P14">0.88</text:p>
          </table:table-cell>
        </table:table-row>
        <table:table-row>
          <table:table-cell table:style-name="Table3.A2" office:value-type="string">
            <text:p text:style-name="P12"><draw:frame draw:style-name="fr4" draw:name="Object7" text:anchor-type="as-char" svg:y="-0.377cm" svg:width="4.083cm" svg:height="0.533cm" draw:z-index="13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3.A2" office:value-type="string">
            <text:p text:style-name="P11">0.89</text:p>
          </table:table-cell>
          <table:table-cell table:style-name="Table3.A2" office:value-type="string">
            <text:p text:style-name="P14">0.90</text:p>
          </table:table-cell>
          <table:table-cell table:style-name="Table3.A2" office:value-type="string">
            <text:p text:style-name="P14">0.89</text:p>
          </table:table-cell>
        </table:table-row>
        <table:table-row>
          <table:table-cell table:style-name="Table3.A2" office:value-type="string">
            <text:p text:style-name="P12"><draw:frame draw:style-name="fr4" draw:name="Object8" text:anchor-type="as-char" svg:y="-0.377cm" svg:width="4.142cm" svg:height="0.533cm" draw:z-index="14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3.A2" office:value-type="string">
            <text:p text:style-name="P11">0.91</text:p>
          </table:table-cell>
          <table:table-cell table:style-name="Table3.A2" office:value-type="string">
            <text:p text:style-name="P14">0.92</text:p>
          </table:table-cell>
          <table:table-cell table:style-name="Table3.A2" office:value-type="string">
            <text:p text:style-name="P14">0.91</text:p>
          </table:table-cell>
        </table:table-row>
        <table:table-row>
          <table:table-cell table:style-name="Table3.A2" office:value-type="string">
            <text:p text:style-name="P12"><draw:frame draw:style-name="fr4" draw:name="Object9" text:anchor-type="as-char" svg:y="-0.377cm" svg:width="5.445cm" svg:height="0.533cm" draw:z-index="15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3.A2" office:value-type="string">
            <text:p text:style-name="P11">0.92</text:p>
          </table:table-cell>
          <table:table-cell table:style-name="Table3.A2" office:value-type="string">
            <text:p text:style-name="P14">0.92</text:p>
          </table:table-cell>
          <table:table-cell table:style-name="Table3.A2" office:value-type="string">
            <text:p text:style-name="P15">0.92</text:p>
          </table:table-cell>
        </table:table-row>
        <table:table-row>
          <table:table-cell table:style-name="Table3.A1" office:value-type="string">
            <text:p text:style-name="P12"><draw:frame draw:style-name="fr4" draw:name="Object10" text:anchor-type="as-char" svg:y="-0.377cm" svg:width="6.807cm" svg:height="0.533cm" draw:z-index="16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3.A1" office:value-type="string">
            <text:p text:style-name="P11">0.92</text:p>
          </table:table-cell>
          <table:table-cell table:style-name="Table3.A1" office:value-type="string">
            <text:p text:style-name="P14">0.92</text:p>
          </table:table-cell>
          <table:table-cell table:style-name="Table3.A1" office:value-type="string">
            <text:p text:style-name="P14">0.92</text:p>
          </table:table-cell>
        </table:table-row>
        <table:table-row>
          <table:table-cell table:style-name="Table3.A2" table:number-columns-spanned="4" office:value-type="string">
            <text:p text:style-name="P17"><text:span text:style-name="T2">Table 1: </text:span>Precision, Recall and F1 Score metrics for each feature <text:span text:style-name="T6">set </text:span>obtained using Logistic Regression.</text:p>
          </table:table-cell>
          <table:covered-table-cell/>
          <table:covered-table-cell/>
          <table:covered-table-cell/>
        </table:table-row>
      </table:table>
      <text:p text:style-name="P26"/>
      <table:table table:name="Table1" table:style-name="Table1">
        <table:table-column table:style-name="Table1.A"/>
        <table:table-column table:style-name="Table1.B" table:number-columns-repeated="3"/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8">Precision</text:p>
          </table:table-cell>
          <table:table-cell table:style-name="Table1.A1" office:value-type="string">
            <text:p text:style-name="P8">Recall</text:p>
          </table:table-cell>
          <table:table-cell table:style-name="Table1.A1" office:value-type="string">
            <text:p text:style-name="P8">F1 Score</text:p>
          </table:table-cell>
        </table:table-row>
        <table:table-row>
          <table:table-cell table:style-name="Table1.A2" office:value-type="string">
            <text:p text:style-name="P13"><draw:frame draw:style-name="fr4" draw:name="Object11" text:anchor-type="as-char" svg:y="-0.377cm" svg:width="2.78cm" svg:height="0.533cm" draw:z-index="17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1.A2" office:value-type="string">
            <text:p text:style-name="P16">0.89</text:p>
          </table:table-cell>
          <table:table-cell table:style-name="Table1.A2" office:value-type="string">
            <text:p text:style-name="P16">0.90</text:p>
          </table:table-cell>
          <table:table-cell table:style-name="Table1.A2" office:value-type="string">
            <text:p text:style-name="P16">0.89</text:p>
          </table:table-cell>
        </table:table-row>
        <table:table-row>
          <table:table-cell table:style-name="Table1.A2" office:value-type="string">
            <text:p text:style-name="P13"><draw:frame draw:style-name="fr4" draw:name="Object12" text:anchor-type="as-char" svg:y="-0.377cm" svg:width="4.083cm" svg:height="0.533cm" draw:z-index="18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1.A2" office:value-type="string">
            <text:p text:style-name="P16">0.92</text:p>
          </table:table-cell>
          <table:table-cell table:style-name="Table1.A2" office:value-type="string">
            <text:p text:style-name="P16">0.92</text:p>
          </table:table-cell>
          <table:table-cell table:style-name="Table1.A2" office:value-type="string">
            <text:p text:style-name="P16">0.91</text:p>
          </table:table-cell>
        </table:table-row>
        <table:table-row>
          <table:table-cell table:style-name="Table1.A2" office:value-type="string">
            <text:p text:style-name="P13"><draw:frame draw:style-name="fr4" draw:name="Object13" text:anchor-type="as-char" svg:y="-0.377cm" svg:width="4.142cm" svg:height="0.533cm" draw:z-index="19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1.A2" office:value-type="string">
            <text:p text:style-name="P16">0.93</text:p>
          </table:table-cell>
          <table:table-cell table:style-name="Table1.A2" office:value-type="string">
            <text:p text:style-name="P16">0.93</text:p>
          </table:table-cell>
          <table:table-cell table:style-name="Table1.A2" office:value-type="string">
            <text:p text:style-name="P16">0.93</text:p>
          </table:table-cell>
        </table:table-row>
        <table:table-row>
          <table:table-cell table:style-name="Table1.A2" office:value-type="string">
            <text:p text:style-name="P13"><draw:frame draw:style-name="fr4" draw:name="Object14" text:anchor-type="as-char" svg:y="-0.377cm" svg:width="5.445cm" svg:height="0.533cm" draw:z-index="20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1.A2" office:value-type="string">
            <text:p text:style-name="P16">0.96</text:p>
          </table:table-cell>
          <table:table-cell table:style-name="Table1.A2" office:value-type="string">
            <text:p text:style-name="P16">0.96</text:p>
          </table:table-cell>
          <table:table-cell table:style-name="Table1.A2" office:value-type="string">
            <text:p text:style-name="P16">0.96</text:p>
          </table:table-cell>
        </table:table-row>
        <table:table-row>
          <table:table-cell table:style-name="Table1.A1" office:value-type="string">
            <text:p text:style-name="P13"><draw:frame draw:style-name="fr4" draw:name="Object15" text:anchor-type="as-char" svg:y="-0.377cm" svg:width="6.807cm" svg:height="0.533cm" draw:z-index="21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table:style-name="Table1.A1" office:value-type="string">
            <text:p text:style-name="P16">0.98</text:p>
          </table:table-cell>
          <table:table-cell table:style-name="Table1.A1" office:value-type="string">
            <text:p text:style-name="P16">0.98</text:p>
          </table:table-cell>
          <table:table-cell table:style-name="Table1.A1" office:value-type="string">
            <text:p text:style-name="P16">0.98</text:p>
          </table:table-cell>
        </table:table-row>
        <table:table-row>
          <table:table-cell table:style-name="Table1.A2" table:number-columns-spanned="4" office:value-type="string">
            <text:p text:style-name="P18"><text:span text:style-name="T2">Table 2: </text:span>Precision, Recall and F1 Score metrics for each feature <text:span text:style-name="T9">set </text:span>obtained using <text:span text:style-name="T1">Decision Trees.</text:span></text:p>
          </table:table-cell>
          <table:covered-table-cell/>
          <table:covered-table-cell/>
          <table:covered-table-cell/>
        </table:table-row>
      </table:table>
      <text:p text:style-name="P6">We also tried using tokens (first column in the data) in feature <text:span text:style-name="T11">sets</text:span>; but with that approach, we think that our model <text:span text:style-name="T5">over-fit</text:span> and we obtained lower scores.</text:p>
      <text:p text:style-name="P27">We observed that increasing the number of POS tags in <text:span text:style-name="T10">a feature set increases performance.</text:span></text:p>
      <text:p text:style-name="P28">Although 0.98 F1 Score looked suspicious to us, using Decision Trees with different feature sets and using the same feature set with a different machine learning algorithm resulted worse so we got sure that we did not cheat.</text:p>
      <text:p text:style-name="P29">Here are graphs showing <text:span text:style-name="T4">performance of each combination.</text:span></text:p>
      <text:p text:style-name="P19"><draw:frame draw:style-name="fr1" draw:name="Frame1" text:anchor-type="paragraph" svg:width="15.968cm" draw:z-index="4"><draw:text-box fo:min-height="7.001cm"><text:p text:style-name="P20"><draw:frame draw:style-name="fr5" draw:name="Object16" text:anchor-type="as-char" svg:y="-5.054cm" svg:width="15.968cm" style:rel-width="100%" svg:height="7.001cm" style:rel-height="scale" draw:z-index="9"><draw:object xlink:href="./Object 16" xlink:type="simple" xlink:show="embed" xlink:actuate="onLoad"/><draw:image xlink:href="./ObjectReplacements/Object 16" xlink:type="simple" xlink:show="embed" xlink:actuate="onLoad"/></draw:frame><text:line-break/><text:span text:style-name="T7">Figure </text:span><text:span text:style-name="T7"><text:sequence text:ref-name="refFigure0" text:name="Figure" text:formula="ooow:Figure+1" style:num-format="1">1</text:sequence></text:span><text:span text:style-name="T7">: Precision </text:span><text:span text:style-name="T8">values</text:span><text:span text:style-name="T7"> of feature sets.</text:span></text:p></draw:text-box></draw:frame><text:soft-page-break/></text:p>
      <text:p text:style-name="P6"><draw:frame draw:style-name="fr2" draw:name="Frame2" text:anchor-type="paragraph" svg:y="0.559cm" svg:width="15.968cm" draw:z-index="5"><draw:text-box fo:min-height="7.001cm"><text:p text:style-name="P20"><draw:frame draw:style-name="fr6" draw:name="Object17" text:anchor-type="as-char" svg:width="15.968cm" style:rel-width="100%" svg:height="7.001cm" style:rel-height="scale" draw:z-index="10"><draw:object xlink:href="./Object 17" xlink:type="simple" xlink:show="embed" xlink:actuate="onLoad"/><draw:image xlink:href="./ObjectReplacements/Object 17" xlink:type="simple" xlink:show="embed" xlink:actuate="onLoad"/><svg:desc>chart</svg:desc></draw:frame><text:line-break/><text:span text:style-name="T7">Figure </text:span><text:span text:style-name="T7"><text:sequence text:ref-name="refFigure1" text:name="Figure" text:formula="ooow:Figure+1" style:num-format="1">2</text:sequence></text:span><text:span text:style-name="T7">: Recall values of feature sets.</text:span></text:p></draw:text-box></draw:frame></text:p>
      <text:p text:style-name="P19"><draw:frame draw:style-name="fr3" draw:name="Frame3" text:anchor-type="paragraph" svg:x="0.639cm" svg:y="0.616cm" svg:width="15.968cm" draw:z-index="6"><draw:text-box fo:min-height="7.001cm"><text:p text:style-name="P20"><draw:frame draw:style-name="fr5" draw:name="Object18" text:anchor-type="as-char" svg:y="-7.14cm" svg:width="15.968cm" style:rel-width="100%" svg:height="7.001cm" style:rel-height="scale" draw:z-index="11"><draw:object xlink:href="./Object 18" xlink:type="simple" xlink:show="embed" xlink:actuate="onLoad"/><draw:image xlink:href="./ObjectReplacements/Object 18" xlink:type="simple" xlink:show="embed" xlink:actuate="onLoad"/><svg:desc>chart</svg:desc></draw:frame><text:line-break/><text:span text:style-name="T7">Figure </text:span><text:span text:style-name="T7"><text:sequence text:ref-name="refFigure2" text:name="Figure" text:formula="ooow:Figure+1" style:num-format="1">3</text:sequence></text:span><text:span text:style-name="T7">: F1 Scores of feature sets.</text:span></text:p></draw:text-box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Petrona" svg:font-family="Petron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/>
    <style:style style:name="Figure" style:family="paragraph" style:parent-style-name="Caption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Ubuntu" fo:font-size="10pt" fo:font-weight="normal" fo:background-color="transparent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 / <text:page-count>2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meta:editing-duration>PT2H51M20S</meta:editing-duration>
    <meta:editing-cycles>34</meta:editing-cycles>
    <dc:date>2016-11-22T14:40:19.289097008</dc:date>
    <meta:document-statistic meta:table-count="2" meta:image-count="0" meta:object-count="18" meta:page-count="2" meta:paragraph-count="68" meta:word-count="232" meta:character-count="1325" meta:non-whitespace-character-count="1149"/>
  </office:meta>
</office:document-meta>
</file>

<file path=Object 1/content.xml><?xml version="1.0" encoding="utf-8"?>
<math xmlns="http://www.w3.org/1998/Math/MathML" display="block">
  <semantics>
    <mrow>
      <mo stretchy="false">{</mo>
      <msub>
        <mi mathvariant="italic">POS</mi>
        <mtext>t-1</mtext>
      </msub>
      <mi>,</mi>
      <msub>
        <mi mathvariant="italic">POS</mi>
        <mi>t</mi>
      </msub>
      <mo stretchy="false">}</mo>
    </mrow>
    <annotation encoding="StarMath 5.0">\{POS_"t-1",POS_t\}</annotation>
  </semantics>
</math>
</file>

<file path=Object 10/content.xml><?xml version="1.0" encoding="utf-8"?>
<math xmlns="http://www.w3.org/1998/Math/MathML" display="block">
  <semantics>
    <mrow>
      <mo stretchy="false">{</mo>
      <msub>
        <mi mathvariant="italic">POS</mi>
        <mtext>t-2</mtext>
      </msub>
      <mi>,</mi>
      <msub>
        <mi mathvariant="italic">POS</mi>
        <mtext>t-1</mtext>
      </msub>
      <mi>,</mi>
      <msub>
        <mi mathvariant="italic">POS</mi>
        <mtext>t</mtext>
      </msub>
      <mi>,</mi>
      <msub>
        <mi mathvariant="italic">POS</mi>
        <mtext>t+1</mtext>
      </msub>
      <mi>,</mi>
      <msub>
        <mi mathvariant="italic">POS</mi>
        <mtext>t+2</mtext>
      </msub>
      <mo stretchy="false">}</mo>
    </mrow>
    <annotation encoding="StarMath 5.0">\{POS_"t-2",POS_"t-1",POS_"t",POS_"t+1",POS_"t+2"\}</annotation>
  </semantics>
</math>
</file>

<file path=Object 11/content.xml><?xml version="1.0" encoding="utf-8"?>
<math xmlns="http://www.w3.org/1998/Math/MathML" display="block">
  <semantics>
    <mrow>
      <mo stretchy="false">{</mo>
      <msub>
        <mi mathvariant="italic">POS</mi>
        <mtext>t-1</mtext>
      </msub>
      <mi>,</mi>
      <msub>
        <mi mathvariant="italic">POS</mi>
        <mi>t</mi>
      </msub>
      <mo stretchy="false">}</mo>
    </mrow>
    <annotation encoding="StarMath 5.0">\{POS_"t-1",POS_t\}</annotation>
  </semantics>
</math>
</file>

<file path=Object 12/content.xml><?xml version="1.0" encoding="utf-8"?>
<math xmlns="http://www.w3.org/1998/Math/MathML" display="block">
  <semantics>
    <mrow>
      <mo stretchy="false">{</mo>
      <msub>
        <mi mathvariant="italic">POS</mi>
        <mtext>t-2</mtext>
      </msub>
      <mi>,</mi>
      <msub>
        <mi mathvariant="italic">POS</mi>
        <mtext>t-1</mtext>
      </msub>
      <mi>,</mi>
      <msub>
        <mi mathvariant="italic">POS</mi>
        <mtext>t</mtext>
      </msub>
      <mo stretchy="false">}</mo>
    </mrow>
    <annotation encoding="StarMath 5.0">\{POS_"t-2",POS_"t-1",POS_"t"\}</annotation>
  </semantics>
</math>
</file>

<file path=Object 13/content.xml><?xml version="1.0" encoding="utf-8"?>
<math xmlns="http://www.w3.org/1998/Math/MathML" display="block">
  <semantics>
    <mrow>
      <mo stretchy="false">{</mo>
      <msub>
        <mi mathvariant="italic">POS</mi>
        <mtext>t-1</mtext>
      </msub>
      <mi>,</mi>
      <msub>
        <mi mathvariant="italic">POS</mi>
        <mi>t</mi>
      </msub>
      <mi>,</mi>
      <msub>
        <mi mathvariant="italic">POS</mi>
        <mtext>t+1</mtext>
      </msub>
      <mo stretchy="false">}</mo>
    </mrow>
    <annotation encoding="StarMath 5.0">\{POS_"t-1",POS_t,POS_"t+1"\}</annotation>
  </semantics>
</math>
</file>

<file path=Object 14/content.xml><?xml version="1.0" encoding="utf-8"?>
<math xmlns="http://www.w3.org/1998/Math/MathML" display="block">
  <semantics>
    <mrow>
      <mo stretchy="false">{</mo>
      <msub>
        <mi mathvariant="italic">POS</mi>
        <mtext>t-2</mtext>
      </msub>
      <mi>,</mi>
      <msub>
        <mi mathvariant="italic">POS</mi>
        <mtext>t-1</mtext>
      </msub>
      <mi>,</mi>
      <msub>
        <mi mathvariant="italic">POS</mi>
        <mtext>t</mtext>
      </msub>
      <mi>,</mi>
      <msub>
        <mi mathvariant="italic">POS</mi>
        <mtext>t+1</mtext>
      </msub>
      <mo stretchy="false">}</mo>
    </mrow>
    <annotation encoding="StarMath 5.0">\{POS_"t-2",POS_"t-1",POS_"t",POS_"t+1"\}</annotation>
  </semantics>
</math>
</file>

<file path=Object 15/content.xml><?xml version="1.0" encoding="utf-8"?>
<math xmlns="http://www.w3.org/1998/Math/MathML" display="block">
  <semantics>
    <mrow>
      <mo stretchy="false">{</mo>
      <msub>
        <mi mathvariant="italic">POS</mi>
        <mtext>t-2</mtext>
      </msub>
      <mi>,</mi>
      <msub>
        <mi mathvariant="italic">POS</mi>
        <mtext>t-1</mtext>
      </msub>
      <mi>,</mi>
      <msub>
        <mi mathvariant="italic">POS</mi>
        <mtext>t</mtext>
      </msub>
      <mi>,</mi>
      <msub>
        <mi mathvariant="italic">POS</mi>
        <mtext>t+1</mtext>
      </msub>
      <mi>,</mi>
      <msub>
        <mi mathvariant="italic">POS</mi>
        <mtext>t+2</mtext>
      </msub>
      <mo stretchy="false">}</mo>
    </mrow>
    <annotation encoding="StarMath 5.0">\{POS_"t-2",POS_"t-1",POS_"t",POS_"t+1",POS_"t+2"\}</annotation>
  </semantics>
</math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68cm" svg:height="7cm" xlink:href="." xlink:type="simple" chart:class="chart:line" chart:style-name="ch1">
        <chart:legend svg:x="10.89cm" svg:y="4.883cm" style:legend-expansion="custom" chartooo:width="4.571cm" chartooo:height="0.852cm" style:legend-expansion-aspect-ratio="5.3650234741784" chart:style-name="ch2"/>
        <chart:plot-area chart:style-name="ch3" chart:data-source-has-labels="both" svg:x="1.097cm" svg:y="0.088cm" svg:width="14.539cm" svg:height="6.372cm">
          <chartooo:coordinate-region svg:x="2.009cm" svg:y="0.287cm" svg:width="13.533cm" svg:height="5.526cm"/>
          <chart:axis chart:dimension="x" chart:name="primary-x" chart:style-name="ch4" chartooo:axis-type="auto">
            <chartooo:date-scale/>
            <chart:title svg:x="7.396cm" svg:y="6.44cm" chart:style-name="ch5">
              <text:p>Feature Sets</text:p>
            </chart:title>
            <chart:categories table:cell-range-address="local-table.$A$2:.$A$6"/>
          </chart:axis>
          <chart:axis chart:dimension="y" chart:name="primary-y" chart:style-name="ch6">
            <chart:title svg:x="0.218cm" svg:y="4.006cm" chart:style-name="ch7">
              <text:p>Precision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istic Regression</text:p>
              </table:table-cell>
              <table:table-cell office:value-type="string">
                <text:p>Decision Tre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8">
                <text:p>0.88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9">
                <text:p>0.89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1">
                <text:p>0.91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2">
                <text:p>0.92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2">
                <text:p>0.92</text:p>
              </table:table-cell>
              <table:table-cell office:value-type="float" office:value="0.98">
                <text:p>0.9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68cm" svg:height="7cm" xlink:href="." xlink:type="simple" chart:class="chart:line" chart:style-name="ch1">
        <chart:legend svg:x="10.871cm" svg:y="4.731cm" style:legend-expansion="custom" chartooo:width="4.571cm" chartooo:height="0.852cm" style:legend-expansion-aspect-ratio="5.3650234741784" chart:style-name="ch2"/>
        <chart:plot-area chart:style-name="ch3" chart:data-source-has-labels="both" svg:x="1.097cm" svg:y="0.087cm" svg:width="14.539cm" svg:height="6.275cm">
          <chartooo:coordinate-region svg:x="2.009cm" svg:y="0.286cm" svg:width="13.533cm" svg:height="5.429cm"/>
          <chart:axis chart:dimension="x" chart:name="primary-x" chart:style-name="ch4" chartooo:axis-type="auto">
            <chartooo:date-scale/>
            <chart:title svg:x="7.396cm" svg:y="6.44cm" chart:style-name="ch5">
              <text:p>Feature Sets</text:p>
            </chart:title>
            <chart:categories table:cell-range-address="local-table.$A$2:.$A$6"/>
          </chart:axis>
          <chart:axis chart:dimension="y" chart:name="primary-y" chart:style-name="ch6">
            <chart:title svg:x="0.218cm" svg:y="3.744cm" chart:style-name="ch7">
              <text:p>Recall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istic Regression</text:p>
              </table:table-cell>
              <table:table-cell office:value-type="string">
                <text:p>Decision Tre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9">
                <text:p>0.8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">
                <text:p>0.9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">
                <text:p>0.92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2">
                <text:p>0.92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2">
                <text:p>0.92</text:p>
              </table:table-cell>
              <table:table-cell office:value-type="float" office:value="0.98">
                <text:p>0.9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68cm" svg:height="7cm" xlink:href="." xlink:type="simple" chart:class="chart:line" chart:style-name="ch1">
        <chart:legend svg:x="10.872cm" svg:y="4.808cm" style:legend-expansion="custom" chartooo:width="4.571cm" chartooo:height="0.852cm" style:legend-expansion-aspect-ratio="5.3650234741784" chart:style-name="ch2"/>
        <chart:plot-area chart:style-name="ch3" chart:data-source-has-labels="both" svg:x="1.097cm" svg:y="0.087cm" svg:width="14.539cm" svg:height="6.297cm">
          <chartooo:coordinate-region svg:x="2.009cm" svg:y="0.286cm" svg:width="13.533cm" svg:height="5.451cm"/>
          <chart:axis chart:dimension="x" chart:name="primary-x" chart:style-name="ch4" chartooo:axis-type="auto">
            <chartooo:date-scale/>
            <chart:title svg:x="7.396cm" svg:y="6.44cm" chart:style-name="ch5">
              <text:p>Feature Sets</text:p>
            </chart:title>
            <chart:categories table:cell-range-address="local-table.$A$2:.$A$6"/>
          </chart:axis>
          <chart:axis chart:dimension="y" chart:name="primary-y" chart:style-name="ch6">
            <chart:title svg:x="0.218cm" svg:y="3.94cm" chart:style-name="ch7">
              <text:p>F1 Score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istic Regression</text:p>
              </table:table-cell>
              <table:table-cell office:value-type="string">
                <text:p>Decision Tre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8">
                <text:p>0.88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9">
                <text:p>0.89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1">
                <text:p>0.91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2">
                <text:p>0.92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2">
                <text:p>0.92</text:p>
              </table:table-cell>
              <table:table-cell office:value-type="float" office:value="0.98">
                <text:p>0.9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math xmlns="http://www.w3.org/1998/Math/MathML" display="block">
  <semantics>
    <mrow>
      <mo stretchy="false">{</mo>
      <msub>
        <mi mathvariant="italic">POS</mi>
        <mtext>t-1</mtext>
      </msub>
      <mi>,</mi>
      <msub>
        <mi mathvariant="italic">POS</mi>
        <mi>t</mi>
      </msub>
      <mi>,</mi>
      <msub>
        <mi mathvariant="italic">POS</mi>
        <mtext>t+1</mtext>
      </msub>
      <mo stretchy="false">}</mo>
    </mrow>
    <annotation encoding="StarMath 5.0">\{POS_"t-1",POS_t,POS_"t+1"\}</annotation>
  </semantics>
</math>
</file>

<file path=Object 3/content.xml><?xml version="1.0" encoding="utf-8"?>
<math xmlns="http://www.w3.org/1998/Math/MathML" display="block">
  <semantics>
    <mrow>
      <mo stretchy="false">{</mo>
      <msub>
        <mi mathvariant="italic">POS</mi>
        <mtext>t-2</mtext>
      </msub>
      <mi>,</mi>
      <msub>
        <mi mathvariant="italic">POS</mi>
        <mtext>t-1</mtext>
      </msub>
      <mi>,</mi>
      <msub>
        <mi mathvariant="italic">POS</mi>
        <mtext>t</mtext>
      </msub>
      <mo stretchy="false">}</mo>
    </mrow>
    <annotation encoding="StarMath 5.0">\{POS_"t-2",POS_"t-1",POS_"t"\}</annotation>
  </semantics>
</math>
</file>

<file path=Object 4/content.xml><?xml version="1.0" encoding="utf-8"?>
<math xmlns="http://www.w3.org/1998/Math/MathML" display="block">
  <semantics>
    <mrow>
      <mo stretchy="false">{</mo>
      <msub>
        <mi mathvariant="italic">POS</mi>
        <mtext>t-2</mtext>
      </msub>
      <mi>,</mi>
      <msub>
        <mi mathvariant="italic">POS</mi>
        <mtext>t-1</mtext>
      </msub>
      <mi>,</mi>
      <msub>
        <mi mathvariant="italic">POS</mi>
        <mtext>t</mtext>
      </msub>
      <mi>,</mi>
      <msub>
        <mi mathvariant="italic">POS</mi>
        <mtext>t+1</mtext>
      </msub>
      <mo stretchy="false">}</mo>
    </mrow>
    <annotation encoding="StarMath 5.0">\{POS_"t-2",POS_"t-1",POS_"t",POS_"t+1"\}</annotation>
  </semantics>
</math>
</file>

<file path=Object 5/content.xml><?xml version="1.0" encoding="utf-8"?>
<math xmlns="http://www.w3.org/1998/Math/MathML" display="block">
  <semantics>
    <mrow>
      <mo stretchy="false">{</mo>
      <msub>
        <mi mathvariant="italic">POS</mi>
        <mtext>t-2</mtext>
      </msub>
      <mi>,</mi>
      <msub>
        <mi mathvariant="italic">POS</mi>
        <mtext>t-1</mtext>
      </msub>
      <mi>,</mi>
      <msub>
        <mi mathvariant="italic">POS</mi>
        <mtext>t</mtext>
      </msub>
      <mi>,</mi>
      <msub>
        <mi mathvariant="italic">POS</mi>
        <mtext>t+1</mtext>
      </msub>
      <mi>,</mi>
      <msub>
        <mi mathvariant="italic">POS</mi>
        <mtext>t+2</mtext>
      </msub>
      <mo stretchy="false">}</mo>
    </mrow>
    <annotation encoding="StarMath 5.0">\{POS_"t-2",POS_"t-1",POS_"t",POS_"t+1",POS_"t+2"\}</annotation>
  </semantics>
</math>
</file>

<file path=Object 6/content.xml><?xml version="1.0" encoding="utf-8"?>
<math xmlns="http://www.w3.org/1998/Math/MathML" display="block">
  <semantics>
    <mrow>
      <mo stretchy="false">{</mo>
      <msub>
        <mi mathvariant="italic">POS</mi>
        <mtext>t-1</mtext>
      </msub>
      <mi>,</mi>
      <msub>
        <mi mathvariant="italic">POS</mi>
        <mi>t</mi>
      </msub>
      <mo stretchy="false">}</mo>
    </mrow>
    <annotation encoding="StarMath 5.0">\{POS_"t-1",POS_t\}</annotation>
  </semantics>
</math>
</file>

<file path=Object 7/content.xml><?xml version="1.0" encoding="utf-8"?>
<math xmlns="http://www.w3.org/1998/Math/MathML" display="block">
  <semantics>
    <mrow>
      <mo stretchy="false">{</mo>
      <msub>
        <mi mathvariant="italic">POS</mi>
        <mtext>t-2</mtext>
      </msub>
      <mi>,</mi>
      <msub>
        <mi mathvariant="italic">POS</mi>
        <mtext>t-1</mtext>
      </msub>
      <mi>,</mi>
      <msub>
        <mi mathvariant="italic">POS</mi>
        <mtext>t</mtext>
      </msub>
      <mo stretchy="false">}</mo>
    </mrow>
    <annotation encoding="StarMath 5.0">\{POS_"t-2",POS_"t-1",POS_"t"\}</annotation>
  </semantics>
</math>
</file>

<file path=Object 8/content.xml><?xml version="1.0" encoding="utf-8"?>
<math xmlns="http://www.w3.org/1998/Math/MathML" display="block">
  <semantics>
    <mrow>
      <mo stretchy="false">{</mo>
      <msub>
        <mi mathvariant="italic">POS</mi>
        <mtext>t-1</mtext>
      </msub>
      <mi>,</mi>
      <msub>
        <mi mathvariant="italic">POS</mi>
        <mi>t</mi>
      </msub>
      <mi>,</mi>
      <msub>
        <mi mathvariant="italic">POS</mi>
        <mtext>t+1</mtext>
      </msub>
      <mo stretchy="false">}</mo>
    </mrow>
    <annotation encoding="StarMath 5.0">\{POS_"t-1",POS_t,POS_"t+1"\}</annotation>
  </semantics>
</math>
</file>

<file path=Object 9/content.xml><?xml version="1.0" encoding="utf-8"?>
<math xmlns="http://www.w3.org/1998/Math/MathML" display="block">
  <semantics>
    <mrow>
      <mo stretchy="false">{</mo>
      <msub>
        <mi mathvariant="italic">POS</mi>
        <mtext>t-2</mtext>
      </msub>
      <mi>,</mi>
      <msub>
        <mi mathvariant="italic">POS</mi>
        <mtext>t-1</mtext>
      </msub>
      <mi>,</mi>
      <msub>
        <mi mathvariant="italic">POS</mi>
        <mtext>t</mtext>
      </msub>
      <mi>,</mi>
      <msub>
        <mi mathvariant="italic">POS</mi>
        <mtext>t+1</mtext>
      </msub>
      <mo stretchy="false">}</mo>
    </mrow>
    <annotation encoding="StarMath 5.0">\{POS_"t-2",POS_"t-1",POS_"t",POS_"t+1"\}</annotation>
  </semantics>
</math>
</file>